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kenNode._matches( char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okenNode._clone( int pos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Node.TokenNode( char token , int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